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fca9f"/>
    </style:style>
    <style:style style:name="P2" style:family="paragraph" style:parent-style-name="Standard">
      <style:text-properties officeooo:rsid="002d83c3" officeooo:paragraph-rsid="002d83c3"/>
    </style:style>
    <style:style style:name="P3" style:family="paragraph" style:parent-style-name="Standard">
      <style:text-properties officeooo:paragraph-rsid="002d83c3"/>
    </style:style>
    <style:style style:name="P4" style:family="paragraph" style:parent-style-name="Standard" style:list-style-name="L1">
      <style:text-properties officeooo:paragraph-rsid="00411527"/>
    </style:style>
    <style:style style:name="P5" style:family="paragraph" style:parent-style-name="Standard" style:list-style-name="L1">
      <style:text-properties officeooo:rsid="002d83c3" officeooo:paragraph-rsid="002d83c3"/>
    </style:style>
    <style:style style:name="P6" style:family="paragraph" style:parent-style-name="Standard" style:list-style-name="L1">
      <style:text-properties officeooo:rsid="003b53e1" officeooo:paragraph-rsid="003b53e1" fo:background-color="transparent"/>
    </style:style>
    <style:style style:name="P7" style:family="paragraph" style:parent-style-name="Standard" style:list-style-name="L1">
      <style:text-properties officeooo:rsid="00337cd5" officeooo:paragraph-rsid="00337cd5" fo:background-color="transparent"/>
    </style:style>
    <style:style style:name="P8" style:family="paragraph" style:parent-style-name="Standard" style:list-style-name="L1">
      <style:text-properties officeooo:paragraph-rsid="00337cd5" fo:background-color="transparent"/>
    </style:style>
    <style:style style:name="P9" style:family="paragraph" style:parent-style-name="Standard" style:list-style-name="L1">
      <style:text-properties officeooo:rsid="003f0e0b" officeooo:paragraph-rsid="003f0e0b" fo:background-color="transparent"/>
    </style:style>
    <style:style style:name="P10" style:family="paragraph" style:parent-style-name="Standard" style:list-style-name="L1">
      <style:text-properties officeooo:paragraph-rsid="003f0e0b" fo:background-color="transparent"/>
    </style:style>
    <style:style style:name="P11" style:family="paragraph" style:parent-style-name="Standard" style:list-style-name="L1">
      <style:text-properties officeooo:paragraph-rsid="003f44ca" fo:background-color="transparent"/>
    </style:style>
    <style:style style:name="P12" style:family="paragraph" style:parent-style-name="Standard" style:list-style-name="L1">
      <style:text-properties officeooo:rsid="0034182c" officeooo:paragraph-rsid="003f0e0b" fo:background-color="#ffff00"/>
    </style:style>
    <style:style style:name="P13" style:family="paragraph" style:parent-style-name="Standard" style:list-style-name="L1">
      <style:text-properties officeooo:rsid="002d83c3" officeooo:paragraph-rsid="002d83c3" fo:background-color="#ffff00"/>
    </style:style>
    <style:style style:name="T1" style:family="text">
      <style:text-properties officeooo:rsid="002d83c3"/>
    </style:style>
    <style:style style:name="T2" style:family="text">
      <style:text-properties officeooo:rsid="001fca9f"/>
    </style:style>
    <style:style style:name="T3" style:family="text">
      <style:text-properties officeooo:rsid="002efe50"/>
    </style:style>
    <style:style style:name="T4" style:family="text">
      <style:text-properties officeooo:rsid="0030c9a4"/>
    </style:style>
    <style:style style:name="T5" style:family="text">
      <style:text-properties officeooo:rsid="00337cd5"/>
    </style:style>
    <style:style style:name="T6" style:family="text">
      <style:text-properties officeooo:rsid="0034182c"/>
    </style:style>
    <style:style style:name="T7" style:family="text">
      <style:text-properties officeooo:rsid="0039dbb3"/>
    </style:style>
    <style:style style:name="T8" style:family="text">
      <style:text-properties officeooo:rsid="003b53e1"/>
    </style:style>
    <style:style style:name="T9" style:family="text">
      <style:text-properties officeooo:rsid="003b7a67"/>
    </style:style>
    <style:style style:name="T10" style:family="text">
      <style:text-properties officeooo:rsid="003cbfee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9dbb3" fo:background-color="transparent" loext:char-shading-value="0"/>
    </style:style>
    <style:style style:name="T13" style:family="text">
      <style:text-properties officeooo:rsid="0034182c" fo:background-color="transparent" loext:char-shading-value="0"/>
    </style:style>
    <style:style style:name="T14" style:family="text">
      <style:text-properties officeooo:rsid="004090e5" fo:background-color="transparent" loext:char-shading-value="0"/>
    </style:style>
    <style:style style:name="T15" style:family="text">
      <style:text-properties officeooo:rsid="004090e5" fo:background-color="transparent" loext:char-shading-value="0"/>
    </style:style>
    <style:style style:name="T16" style:family="text">
      <style:text-properties officeooo:rsid="003f44ca" fo:background-color="transparent" loext:char-shading-value="0"/>
    </style:style>
    <style:style style:name="T17" style:family="text">
      <style:text-properties officeooo:rsid="003f44ca" fo:background-color="transparent" loext:char-shading-value="0"/>
    </style:style>
    <style:style style:name="T18" style:family="text">
      <style:text-properties officeooo:rsid="00411527" fo:background-color="transparent" loext:char-shading-value="0"/>
    </style:style>
    <style:style style:name="T19" style:family="text">
      <style:text-properties officeooo:rsid="0034182c" fo:background-color="#ffff00" loext:char-shading-value="0"/>
    </style:style>
    <style:style style:name="T20" style:family="text">
      <style:text-properties officeooo:rsid="002d83c3" fo:background-color="#ffff00" loext:char-shading-value="0"/>
    </style:style>
    <style:style style:name="T21" style:family="text">
      <style:text-properties officeooo:rsid="003f0e0b" fo:background-color="#ffff00" loext:char-shading-value="0"/>
    </style:style>
    <style:style style:name="T22" style:family="text">
      <style:text-properties officeooo:rsid="003f44ca" fo:background-color="#ffff00" loext:char-shading-value="0"/>
    </style:style>
    <style:style style:name="T23" style:family="text">
      <style:text-properties officeooo:rsid="004090e5" fo:background-color="#ffff00" loext:char-shading-value="0"/>
    </style:style>
    <style:style style:name="T24" style:family="text">
      <style:text-properties officeooo:rsid="003f0e0b"/>
    </style:style>
    <style:style style:name="T25" style:family="text">
      <style:text-properties officeooo:rsid="003f44ca"/>
    </style:style>
    <style:style style:name="T26" style:family="text">
      <style:text-properties officeooo:rsid="004090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SS” = small-scale, covers large area (e.g., western US) with little detail</text:p>
      <text:p text:style-name="P3">“<text:span text:style-name="T1">LS” = large-scale, covers small area (e.g., river basin) with more detail</text:span></text:p>
      <text:p text:style-name="P3">“<text:span text:style-name="T7">MS”= medium-scale, intermediate between SS and LS</text:span></text:p>
      <text:p text:style-name="P2"/>
      <text:p text:style-name="P2"/>
      <text:list xml:id="list359853122" text:style-name="L1">
        <text:list-item>
          <text:p text:style-name="P5">SSmap01 (<text:span text:style-name="T8">adapted from old</text:span> <text:span text:style-name="T3">FHIM_Meko.jpg</text:span><text:span text:style-name="T8">) </text:span>: <text:s/>River basins, &amp; rivers, 37 tree-ring sites, 73 precipitation stations, 32 temperature stations <text:span text:style-name="T8">[this should be our final version of the map]</text:span></text:p>
        </text:list-item>
        <text:list-item>
          <text:p text:style-name="P6">SSmap02: Like SSmap01, except <text:span text:style-name="T9">instead of points for 37 tree-ring sites </text:span>only those 4 tree-ring sites for which we have the combination of RW, EW, LW and DB. <text:s/><text:span text:style-name="T9">See SSmap02_index.txt </text:span><text:span text:style-name="T10">for which of the 37 sites these are, and TreeRingSiteMeta for the coordinates (lat,lon)</text:span></text:p>
        </text:list-item>
        <text:list-item>
          <text:p text:style-name="P5">LSmap01: River basins &amp; rivers, 2 streamgage locations, 20 <text:s/>points for water-balance modeling (Model points). <text:span text:style-name="T4">Color coding of the 20 points as High, Middle and Low elevation with cutoffs 2300 m and 1700 m. This gives 8 high, 10 middle and 2 low. </text:span></text:p>
        </text:list-item>
        <text:list-item>
          <text:p text:style-name="P7">MSmap01: <text:s/>37 Tree-ring sites, basins, rivers with the 2 gages, . See MapLimits2023.txt, MSmap01, for map limits. Tree-ring sites green triangles as in SSmap01</text:p>
        </text:list-item>
        <text:list-item>
          <text:p text:style-name="P8"><text:span text:style-name="T5">MSmap02: </text:span><text:span text:style-name="T6">Tree-ring sites in PCs used for reconstruction 1876RLP. </text:span><text:span text:style-name="T5"><text:s/>like MSmap01, except that tree-ring sites greyed out if not in the model I am illustrating, and otherwise color-coded to show the type of tree-variable represented at the site.:</text:span></text:p>
          <text:list>
            <text:list-item>
              <text:p text:style-name="P7">green=total width only <text:s/>(8 sites)</text:p>
            </text:list-item>
            <text:list-item>
              <text:p text:style-name="P7">blue = <text:s/>earlywood width, only <text:s/>EW (1 site)</text:p>
            </text:list-item>
            <text:list-item>
              <text:p text:style-name="P7">red = latewood width only , LW (1 site)</text:p>
            </text:list-item>
            <text:list-item>
              <text:p text:style-name="P7">orange = delta-blue onl (no sites in MS<text:span text:style-name="T6">map01)</text:span></text:p>
            </text:list-item>
            <text:list-item>
              <text:p text:style-name="P12"><text:span text:style-name="T12">magenta</text:span><text:span text:style-name="T11"> = combo, or more than one type of tree-ring variable; in MSmap02 this is 1 site that has both delta-blue and LW</text:span></text:p>
            </text:list-item>
          </text:list>
        </text:list-item>
        <text:list-item>
          <text:p text:style-name="P10"><text:span text:style-name="T1">SSmap0</text:span><text:span text:style-name="T24">3. Like SSmap01, except 31 instead of 37 tree-ring sites plotted. These are the chronologies that all go back to at least year 1685. See metadata file treeMetaTreeRO1685S.txt for the coordinates of the 31 chronologies.</text:span></text:p>
        </text:list-item>
        <text:list-item>
          <text:p text:style-name="P9">LSmap02. <text:s/>Like LSmap01, except for the following:</text:p>
          <text:list>
            <text:list-item>
              <text:p text:style-name="P11"><text:span text:style-name="T24">Instead of one stream gage, 3 streamgages, at location</text:span><text:span text:style-name="T25">s listed in file: StreamGage3Meta.ods. </text:span><text:span text:style-name="T26">No need to number or label these gages, but may need to reduce size of symbol</text:span></text:p>
            </text:list-item>
            <text:list-item>
              <text:p text:style-name="P4"><text:span text:style-name="T17">Annotate </text:span><text:span text:style-name="T15">point </text:span><text:span text:style-name="T17">“#7” <text:s/>and </text:span><text:span text:style-name="T15">place arrow </text:span><text:span text:style-name="T17">to the point. </text:span><text:span text:style-name="T13"><text:line-break/></text:span></text:p>
            </text:list-item>
          </text:list>
        </text:list-item>
        <text:list-item>
          <text:p text:style-name="P4"><text:span text:style-name="T18">Bar01: <text:s/>Bar plot showing change in reconstruction model performance as function of size of pool of potential predictors, <text:s/>See Bar01.mat for dat, Bar01.png for idea of look.</text:span><text:span text:style-name="T19"><text:line-break/></text:span></text:p>
          <text:p text:style-name="P1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fca9f"/>
    </style:style>
    <style:style style:name="MT1" style:family="text">
      <style:text-properties officeooo:rsid="002d83c3"/>
    </style:style>
    <style:style style:name="MT2" style:family="text">
      <style:text-properties officeooo:rsid="001fca9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pList</text:span><text:span text:style-name="MT2">.odt<text:tab/></text:span><text:span text:style-name="MT2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e Meko</meta:initial-creator>
    <meta:creation-date>2023-02-25T19:54:57.570003722</meta:creation-date>
    <dc:date>2023-06-10T15:12:00.204893029</dc:date>
    <dc:creator>Dave Meko</dc:creator>
    <meta:editing-duration>PT11H45M</meta:editing-duration>
    <meta:editing-cycles>26</meta:editing-cycles>
    <meta:generator>LibreOffice/6.4.7.2$Linux_X86_64 LibreOffice_project/40$Build-2</meta:generator>
    <meta:printed-by>Dave Meko</meta:printed-by>
    <meta:print-date>2023-02-27T11:59:41.743461639</meta:print-date>
    <meta:document-statistic meta:table-count="0" meta:image-count="0" meta:object-count="0" meta:page-count="1" meta:paragraph-count="19" meta:word-count="385" meta:character-count="2285" meta:non-whitespace-character-count="1918"/>
  </office:meta>
</office:document-meta>
</file>